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3d1" officeooo:paragraph-rsid="001863d1"/>
    </style:style>
    <style:style style:name="P2" style:family="paragraph" style:parent-style-name="Standard">
      <style:text-properties officeooo:rsid="00192985" officeooo:paragraph-rsid="00192985"/>
    </style:style>
    <style:style style:name="P3" style:family="paragraph" style:parent-style-name="Standard">
      <style:text-properties officeooo:rsid="001937c5" officeooo:paragraph-rsid="001937c5"/>
    </style:style>
    <style:style style:name="P4" style:family="paragraph" style:parent-style-name="Standard">
      <style:text-properties officeooo:rsid="001a1ef3" officeooo:paragraph-rsid="001a1ef3"/>
    </style:style>
    <style:style style:name="P5" style:family="paragraph" style:parent-style-name="Standard">
      <style:text-properties officeooo:rsid="001bf226" officeooo:paragraph-rsid="001bf226"/>
    </style:style>
    <style:style style:name="P6" style:family="paragraph" style:parent-style-name="Standard">
      <style:text-properties officeooo:rsid="001c6eda" officeooo:paragraph-rsid="001c6eda"/>
    </style:style>
    <style:style style:name="P7" style:family="paragraph" style:parent-style-name="Standard">
      <style:text-properties officeooo:rsid="001dd687" officeooo:paragraph-rsid="001dd687"/>
    </style:style>
    <style:style style:name="P8" style:family="paragraph" style:parent-style-name="Standard">
      <style:text-properties officeooo:rsid="001def5e" officeooo:paragraph-rsid="001def5e"/>
    </style:style>
    <style:style style:name="P9" style:family="paragraph" style:parent-style-name="Standard">
      <style:text-properties officeooo:rsid="001e3c8d" officeooo:paragraph-rsid="001e3c8d"/>
    </style:style>
    <style:style style:name="P10" style:family="paragraph" style:parent-style-name="Standard">
      <style:text-properties officeooo:rsid="001f2f7a" officeooo:paragraph-rsid="001f2f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ed work:</text:p>
      <text:p text:style-name="P1">Discuss the state-of-the-art with respect to your product. What solutions currently exist, and in what form (academic research, enthusiast prototype, commercially available, etc.)? Include references and citations as necessary using the \textit{cite} command, like this \cite{Rubin2012}. If there are existing solutions, why won't they work for your customer (too expensive, not fast enough, not reliable enough, etc.). This section should occupy 1/2 - 1 full page, and should include at least 5 references to related work. All references should be added to the \textit{.bib} file, fully documented in IEEE format, and should appear in the \textit{references} section at the end of this document (the IEEE citation style will automatically be applied if your reference is properly added to the \textit{.bib} file).</text:p>
      <text:p text:style-name="P1"/>
      <text:p text:style-name="P1">ProTip: Consider using a citation manager such as Mendeley, Zotero, or EndNote to generate your \textit{.bib} file and maintain documentation references throughout the life cycle of the project.</text:p>
      <text:p text:style-name="P1"/>
      <text:p text:style-name="P2">System Overview:</text:p>
      <text:p text:style-name="P2">Explain, at a high level, how you will implement a solution to the problem. Include a diagram of major components to the system (not a full architectural design, but a high level overview of the major system components and how a user or external system might interface). Avoid specific implementation details (operating system, programming languages, etc.). This section should occupy at least 1 full page.</text:p>
      <text:p text:style-name="P2"/>
      <text:p text:style-name="P3">14.2</text:p>
      <text:p text:style-name="P3">The following items will be documented and maintained during each individual sprint. As above, remove this paragraph from your draft, but leave the heading.</text:p>
      <text:p text:style-name="P3"/>
      <text:p text:style-name="P4">14.2.1 product backlog</text:p>
      <text:p text:style-name="P4">How will items be added to the product backlog from the SRS? How will these items be prioritized? Who makes the decision (product owner, group vote, etc.)? What software will be used to maintain and share the product backlog with team members and stakeholders?</text:p>
      <text:p text:style-name="P4"/>
      <text:p text:style-name="P5">14.2.2 sprint planning</text:p>
      <text:p text:style-name="P5">How will each sprint plan be planned? How many sprints will there be (you need to look at the schedules for this course and previous Senior Design II courses during the appropriate semesters to figure this out).</text:p>
      <text:p text:style-name="P6">There</text:p>
      <text:p text:style-name="P6"/>
      <text:p text:style-name="P6">14.2.3 sprint goal</text:p>
      <text:p text:style-name="P6">Who decides the sprint goal? How will you involve your customer in this process?</text:p>
      <text:p text:style-name="P6"/>
      <text:p text:style-name="P6">14.2.4 sprint backlog</text:p>
      <text:p text:style-name="P6">Who decides which product backlog items make their way into the sprint backlog? How will the backlog be maintained (collaboration software, a "scrum board", etc.)?</text:p>
      <text:p text:style-name="P6"/>
      <text:p text:style-name="P7">14.2.5 task breakdown</text:p>
      <text:p text:style-name="P7">How will individual tasks be assigned from the sprint backlog? Will it be up to each team member to voluntarily claim a task, or will it come from the product owner? How will time spent on tasks be documented?<text:line-break/></text:p>
      <text:p text:style-name="P8">14.2.6 sprint burn down charts</text:p>
      <text:p text:style-name="P8"><text:soft-page-break/>Who will be responsible for generating the burn down charts for each sprint? How will they be able to access the total amount of effort expended by each individual team member? What format will the burn down chart use (include an example burn down chart below).</text:p>
      <text:p text:style-name="P8"/>
      <text:p text:style-name="P9">14.2.7 sprint retrospective</text:p>
      <text:p text:style-name="P9">How will the sprint retrospective be handled as a team? When will this discussion happen after each sprint? What will be documented as a group and as individuals, and when will it be due?</text:p>
      <text:p text:style-name="P9"/>
      <text:p text:style-name="P10">14.2.8 individual status reports</text:p>
      <text:p text:style-name="P10">What sort of status will be reported by each individual member, and how often will it be reported? What key items will be contained in the report?</text:p>
      <text:p text:style-name="P10"/>
      <text:p text:style-name="P10">14.2.9 engineering notebooks</text:p>
      <text:p text:style-name="P10">How often will the engineering notebook be updated, at a minimum, by each team member? What is the minimum amount of pages that will be completed for each interval, and how long will that interval be? How will the team keep each member accountable? Who will sign of as a "witness" for each ENB p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3:04:33.563327019</meta:creation-date>
    <meta:generator>LibreOffice/6.4.7.2$Linux_X86_64 LibreOffice_project/40$Build-2</meta:generator>
    <dc:date>2021-10-11T14:27:17.921714712</dc:date>
    <meta:editing-duration>PT1H22M40S</meta:editing-duration>
    <meta:editing-cycles>10</meta:editing-cycles>
    <meta:document-statistic meta:table-count="0" meta:image-count="0" meta:object-count="0" meta:page-count="2" meta:paragraph-count="26" meta:word-count="595" meta:character-count="3646" meta:non-whitespace-character-count="3076"/>
  </office:meta>
</office:document-meta>
</file>